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Stefan Stammberger - German translation.</text:p>
            <text:p><text:span text:style-name="T1">Miguel de Dios - Spanish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Stefan Stammberger - Немецкий перевод.</text:span></text:p>
            <text:p><text:span text:style-name="T1">Miguel de Dios - Испанс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2">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table:table-cell table:style-name="ce24"/>
          <table:table-cell table:style-name="ce27"/>
          <table:table-cell table:number-columns-repeated="1017"/>
        </table:table-row>
        <table:table-row table:style-name="ro1">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table:table-cell table:style-name="ce18"/>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6">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table:table-cell table:style-name="ce8"/>
          <table:table-cell table:style-name="ce27"/>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1">
          <table:table-cell table:style-name="ce6" office:value-type="string">
            <text:p>URL_ONLINE_REGISTRATION</text:p>
          </table:table-cell>
          <table:table-cell table:style-name="ce14" office:value-type="string">
            <text:p><text:a xlink:href="http://mjstats.opengamestudio.org/account" xlink:type="simple">http://mjstats.opengamestudio.org/account</text:a></text:p>
          </table:table-cell>
          <table:table-cell table:style-name="ce14" table:number-columns-repeated="4"/>
          <table:table-cell table:style-name="ce27"/>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0">00.00.0000</text:date>, <text:time style:data-style-name="N2" text:time-value="0000-00-00T12:14:46">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0T12:16:13</dc:date>
    <meta:editing-cycles>191</meta:editing-cycles>
    <meta:editing-duration>PT11H25M24S</meta:editing-duration>
    <meta:generator>LibreOffice/4.0.3.3$Linux_X86_64 LibreOffice_project/400m0$Build-3</meta:generator>
    <meta:document-statistic meta:table-count="3" meta:cell-count="1248" meta:object-count="0"/>
  </office:meta>
</office:document-meta>
</file>